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4.951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7.112cm" svg:x="1.794cm" svg:y="1.2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9.321cm" svg:x2="6.878cm" svg:y2="9.321cm">
          <text:p/>
        </draw:line>
        <draw:line draw:style-name="gr2" draw:text-style-name="P1" draw:layer="controls" svg:x1="0.938cm" svg:y1="9.316cm" svg:x2="0.905cm" svg:y2="0.508cm">
          <text:p/>
        </draw:line>
        <draw:frame draw:style-name="gr3" draw:text-style-name="P3" draw:layer="controls" svg:width="2.339cm" svg:height="1.128cm" svg:x="1.032cm" svg:y="0.254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5.069cm" svg:y="8.282cm">
          <draw:text-box>
            <text:p><text:span text:style-name="T2">(c, d)</text:span></text:p>
          </draw:text-box>
        </draw:frame>
        <draw:frame draw:style-name="gr5" draw:text-style-name="P3" draw:layer="layout" svg:width="2.339cm" svg:height="1.128cm" svg:x="-0.228cm" svg:y="9.243cm">
          <draw:text-box>
            <text:p><text:span text:style-name="T2">(0, 0)</text:span></text:p>
          </draw:text-box>
        </draw:frame>
        <draw:custom-shape draw:style-name="gr1" draw:text-style-name="P2" draw:layer="layout" svg:width="5.842cm" svg:height="3.529cm" svg:x="8.144cm" svg:y="2.56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7.509cm" svg:y1="7.112cm" svg:x2="14.431cm" svg:y2="7.029cm">
          <text:p/>
        </draw:line>
        <draw:line draw:style-name="gr2" draw:text-style-name="P1" draw:layer="layout" svg:x1="7.509cm" svg:y1="7.112cm" svg:x2="7.509cm" svg:y2="1.397cm">
          <text:p/>
        </draw:line>
        <draw:frame draw:style-name="gr3" draw:text-style-name="P3" draw:layer="layout" svg:width="2.339cm" svg:height="1.128cm" svg:x="7.329cm" svg:y="1.651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83cm" svg:y="5.969cm">
          <draw:text-box>
            <text:p><text:span text:style-name="T2">(c, d)</text:span></text:p>
          </draw:text-box>
        </draw:frame>
        <draw:custom-shape draw:style-name="gr6" draw:text-style-name="P1" draw:layer="layout" svg:width="4.318cm" svg:height="3.556cm" svg:x="1.79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99cm" svg:height="1.128cm" svg:x="0.727cm" svg:y="3.843cm">
          <draw:text-box>
            <text:p><text:span text:style-name="T2">(p, q)</text:span></text:p>
          </draw:text-box>
        </draw:frame>
        <draw:custom-shape draw:style-name="gr6" draw:text-style-name="P1" draw:layer="layout" svg:width="2.921cm" svg:height="3.556cm" svg:x="8.144cm" svg:y="2.5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99cm" svg:height="1.128cm" svg:x="10.049cm" svg:y="6.042cm">
          <draw:text-box>
            <text:p><text:span text:style-name="T2">(p, q)</text:span></text:p>
          </draw:text-box>
        </draw:frame>
        <draw:frame draw:style-name="gr7" draw:layer="layout" svg:width="1.277cm" svg:height="0.962cm" svg:x="2.803cm" svg:y="9.552cm">
          <draw:text-box>
            <text:p>(a)</text:p>
          </draw:text-box>
        </draw:frame>
        <draw:frame draw:style-name="gr7" draw:layer="layout" svg:width="1.277cm" svg:height="0.962cm" svg:x="10.423cm" svg:y="9.522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9T12:53:53</dc:date>
    <meta:editing-duration>P7DT28M29S</meta:editing-duration>
    <meta:editing-cycles>17</meta:editing-cycles>
    <meta:generator>LibreOffice/3.5$MacOSX_x86 LibreOffice_project/e0fbe70-dcba98b-297ab39-994e618-0f858f0</meta:generator>
    <meta:document-statistic meta:object-count="18"/>
  </office:meta>
</office:document-meta>
</file>